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0ab" officeooo:paragraph-rsid="0002f0ab"/>
    </style:style>
    <style:style style:name="P2" style:family="paragraph" style:parent-style-name="Standard">
      <style:text-properties officeooo:rsid="00051638" officeooo:paragraph-rsid="00051638"/>
    </style:style>
    <style:style style:name="P3" style:family="paragraph" style:parent-style-name="Text_20_body">
      <style:text-properties officeooo:rsid="0002f0ab" officeooo:paragraph-rsid="0002f0ab"/>
    </style:style>
    <style:style style:name="P4" style:family="paragraph" style:parent-style-name="Text_20_body">
      <style:text-properties officeooo:rsid="0002f0ab" officeooo:paragraph-rsid="00039828"/>
    </style:style>
    <style:style style:name="P5" style:family="paragraph" style:parent-style-name="Text_20_body">
      <style:text-properties officeooo:rsid="0002f0ab" officeooo:paragraph-rsid="00051638"/>
    </style:style>
    <style:style style:name="P6" style:family="paragraph" style:parent-style-name="Text_20_body">
      <style:text-properties officeooo:paragraph-rsid="0002f0ab"/>
    </style:style>
    <style:style style:name="P7" style:family="paragraph" style:parent-style-name="Text_20_body">
      <style:text-properties officeooo:paragraph-rsid="00051638"/>
    </style:style>
    <style:style style:name="P8" style:family="paragraph" style:parent-style-name="Text_20_body">
      <style:text-properties officeooo:rsid="00051638" officeooo:paragraph-rsid="00051638"/>
    </style:style>
    <style:style style:name="P9" style:family="paragraph" style:parent-style-name="Text_20_body">
      <style:text-properties officeooo:rsid="00061e84" officeooo:paragraph-rsid="00061e84"/>
    </style:style>
    <style:style style:name="T1" style:family="text">
      <style:text-properties officeooo:rsid="0002f0ab"/>
    </style:style>
    <style:style style:name="T2" style:family="text">
      <style:text-properties officeooo:rsid="00039828"/>
    </style:style>
    <style:style style:name="T3" style:family="text">
      <style:text-properties officeooo:rsid="000516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text:p>
      <text:p text:style-name="P1"/>
      <text:p text:style-name="P1">Task 3: </text:p>
      <text:p text:style-name="P1">- Parallelism: Uses multiple processing hardware to increase performance. </text:p>
      <text:p text:style-name="P3"/>
      <text:p text:style-name="P6"><text:span text:style-name="T1">- Concurrency: Several computations are executing simultaneously, and potentially interacting with each other. </text:span>The term Concurrency refers to techniques that make program more usable. <text:span text:style-name="T1">Can be implemented with a single core. </text:span></text:p>
      <text:p text:style-name="Text_20_body"/>
      <text:p text:style-name="P3">- <text:span text:style-name="T2">Why multi-core: </text:span>Easier and more convenient to make more processing cores tha<text:span text:style-name="T2">n one</text:span> super fast single core.</text:p>
      <text:p text:style-name="P4">- <text:span text:style-name="T2">Motivation for concurrent execution: More tasks can be completed in a given period of time. Input/output-intensive applications mostly wait for input or output operations to complete. This time can be used for other tasks. </text:span></text:p>
      <text:p text:style-name="P5">- <text:span text:style-name="T2">Cons with concurrency:</text:span></text:p>
      <text:p text:style-name="P8">Lost Updates:</text:p>
      <text:p text:style-name="P8">Lost updates occur when two or more transactions select the same row and then update the row based on the value originally selected. Each transaction is unaware of other transactions. The last update overwrites updates made by the other transactions, which results in lost data.</text:p>
      <text:p text:style-name="P8"/>
      <text:p text:style-name="P5"><text:span text:style-name="T3">Uncommitted Dependency (Dirty Read)</text:span></text:p>
      <text:p text:style-name="P5"><text:span text:style-name="T3">Uncommitted dependency occurs when a second transaction selects a row that is being updated by another transaction. The second transaction is reading data that has not been committed yet and may be changed by the transaction updating the row.<text:tab/></text:span></text:p>
      <text:p text:style-name="P9"/>
      <text:p text:style-name="P9">Inconsistent Analysis (Nonrepeatable Read)</text:p>
      <text:p text:style-name="P9">Inconsistent analysis occurs when a second transaction accesses the same row several times and reads different data each time. For example, an editor reads the same document twice, but between each reading, the writer rewrites the document.</text:p>
      <text:p text:style-name="P9"/>
      <text:p text:style-name="P9">Phantom Reads</text:p>
      <text:p text:style-name="P9">Phantom reads occur when an insert or delete action is performed against a row that belongs to a range of rows being read by a transaction.</text:p>
      <text:p text:style-name="P7"><text:span text:style-name="T1">- P</text:span>rocesses: </text:p>
      <text:p text:style-name="P5"/>
      <text:p text:style-name="P1"/>
      <text:p text:style-name="P1"><text:soft-page-break/></text:p>
      <text:p text:style-name="P2">https://technet.microsoft.com/en-us/library/aa213029%28v=sql.80%29.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1:34:32.989599280</meta:creation-date>
    <dc:date>2016-01-13T14:18:30.978863842</dc:date>
    <meta:editing-duration>PT27M47S</meta:editing-duration>
    <meta:editing-cycles>1</meta:editing-cycles>
    <meta:document-statistic meta:table-count="0" meta:image-count="0" meta:object-count="0" meta:page-count="2" meta:paragraph-count="17" meta:word-count="263" meta:character-count="1758" meta:non-whitespace-character-count="1506"/>
    <meta:generator>LibreOffice/4.2.8.2$Linux_X86_64 LibreOffice_project/420m0$Build-2</meta:generator>
  </office:meta>
</office:document-meta>
</file>